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1pt solid #c0c0c0"/>
    </style:style>
    <style:style style:name="Table1.C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5.24cm" fo:margin-left="-0.191cm" fo:margin-top="0cm" fo:margin-bottom="0cm" table:align="left"/>
    </style:style>
    <style:style style:name="Table2.A" style:family="table-column">
      <style:table-column-properties style:column-width="5.0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1pt solid #c0c0c0"/>
    </style:style>
    <style:style style:name="Table2.C1" style:family="table-cell">
      <style:table-cell-properties style:vertical-align="" fo:padding-left="0.191cm" fo:padding-right="0.191cm" fo:padding-top="0cm" fo:padding-bottom="0cm" fo:border="none"/>
    </style:style>
    <style:style style:name="Table3" style:family="table">
      <style:table-properties style:width="15.24cm" fo:margin-left="-0.191cm" fo:margin-top="0cm" fo:margin-bottom="0cm" table:align="left"/>
    </style:style>
    <style:style style:name="Table3.A" style:family="table-column">
      <style:table-column-properties style:column-width="5.0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1pt solid #c0c0c0"/>
    </style:style>
    <style:style style:name="Table3.C1" style:family="table-cell">
      <style:table-cell-properties style:vertical-align="" fo:padding-left="0.191cm" fo:padding-right="0.191cm" fo:padding-top="0cm" fo:padding-bottom="0cm" fo:border="none"/>
    </style:style>
    <style:style style:name="Table4" style:family="table">
      <style:table-properties style:width="15.24cm" fo:margin-left="-0.191cm" fo:margin-top="0cm" fo:margin-bottom="0cm" table:align="left"/>
    </style:style>
    <style:style style:name="Table4.A" style:family="table-column">
      <style:table-column-properties style:column-width="3.8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4.49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1pt solid #c0c0c0"/>
    </style:style>
    <style:style style:name="Table4.D1" style:family="table-cell">
      <style:table-cell-properties style:vertical-align="" fo:padding-left="0.191cm" fo:padding-right="0.191cm" fo:padding-top="0cm" fo:padding-bottom="0cm" fo:border="none"/>
    </style:style>
    <style:style style:name="Table5" style:family="table">
      <style:table-properties style:width="15.24cm" fo:margin-left="-0.191cm" fo:margin-top="0cm" fo:margin-bottom="0cm" table:align="left"/>
    </style:style>
    <style:style style:name="Table5.A" style:family="table-column">
      <style:table-column-properties style:column-width="5.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1pt solid #c0c0c0"/>
    </style:style>
    <style:style style:name="Table5.C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cm"/>
          <style:tab-stop style:position="0.50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501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50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break-before="page"/>
    </style:style>
    <style:style style:name="P11" style:family="paragraph" style:parent-style-name="Standard">
      <style:paragraph-properties fo:margin-left="7.752cm" fo:margin-right="0cm" fo:margin-top="0cm" fo:margin-bottom="0cm" loext:contextual-spacing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>
        <style:tab-stops>
          <style:tab-stop style:position="8.25cm"/>
          <style:tab-stop style:position="16.50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6.503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>
        <style:tab-stops>
          <style:tab-stop style:position="0.50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0.50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6.46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>
        <style:tab-stops>
          <style:tab-stop style:position="0.751cm"/>
          <style:tab-stop style:position="6.46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>
        <style:tab-stops>
          <style:tab-stop style:position="0.75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text-position="0% 100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6.503cm"/>
        </style:tab-stops>
      </style:paragraph-properties>
      <style:text-properties fo:color="#ff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6.503cm"/>
        </style:tab-stops>
      </style:paragraph-properties>
      <style:text-properties fo:color="#000000" style:text-position="0% 100%" style:font-name="Times New Roman" fo:font-size="12pt" officeooo:rsid="000cc1f5" officeooo:paragraph-rsid="000cc1f5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break-before="page"/>
      <style:text-properties fo:color="#ff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color="#ff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51cm" style:auto-text-indent="false">
        <style:tab-stops>
          <style:tab-stop style:position="8.25cm"/>
          <style:tab-stop style:position="16.501cm"/>
        </style:tab-stops>
      </style:paragraph-properties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top="1.106cm" fo:margin-bottom="1.106cm" loext:contextual-spacing="false" fo:text-align="center" style:justify-single-word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text-position="0% 100%" style:font-name="Times New Roman" fo:font-size="12pt" officeooo:rsid="000aadff" style:font-name-asian="Times New Roman1" style:font-size-asian="12pt" style:font-name-complex="Times New Roman1" style:font-size-complex="12pt"/>
    </style:style>
    <style:style style:name="T3" style:family="text">
      <style:text-properties style:text-position="0% 100%" style:font-name="Times New Roman" fo:font-size="12pt" officeooo:rsid="000b7bbc" style:font-name-asian="Times New Roman1" style:font-size-asian="12pt" style:font-name-complex="Times New Roman1" style:font-size-complex="12pt"/>
    </style:style>
    <style:style style:name="T4" style:family="text">
      <style:text-properties style:text-position="0% 100%" style:font-name="Times New Roman" fo:font-size="12pt" officeooo:rsid="000cc1f5" style:font-name-asian="Times New Roman1" style:font-size-asian="12pt" style:font-name-complex="Times New Roman1" style:font-size-complex="12pt"/>
    </style:style>
    <style:style style:name="T5" style:family="text">
      <style:text-properties style:text-position="0% 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ff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ff0000" style:text-position="0% 100%" style:font-name="Times New Roman" fo:font-size="12pt" officeooo:rsid="000aadff" style:font-name-asian="Times New Roman1" style:font-size-asian="12pt" style:font-name-complex="Times New Roman1" style:font-size-complex="12pt"/>
    </style:style>
    <style:style style:name="T9" style:family="text">
      <style:text-properties fo:color="#000000" style:text-position="0% 100%" style:font-name="Times" fo:font-size="15pt" fo:background-color="#ffffff" loext:char-shading-value="0" style:font-name-asian="Times1" style:font-size-asian="15pt" style:font-name-complex="Times1" style:font-size-complex="15pt"/>
    </style:style>
    <style:style style:name="T10" style:family="text">
      <style:text-properties fo:color="#000000" style:text-position="0% 100%" style:font-name="Times" fo:font-size="12pt" fo:background-color="#ffffff" loext:char-shading-value="0" style:font-name-asian="Times1" style:font-size-asian="12pt" style:font-name-complex="Times1" style:font-size-complex="12pt"/>
    </style:style>
    <style:style style:name="T11" style:family="text"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text:line-break/>Федеральное государственное бюджетное образовательное <text:line-break/>учреждение высшего образования<text:line-break/>Пермский национальный исследовательский политехнический университет (ПНИПУ)<text:line-break/></text:p>
      <text:p text:style-name="P6">Факультет: Электротехнический (ЭТФ)<text:line-break/>Направление: 09.03.04 – Программная инженерия (ПИ)<text:line-break/>Профиль: Разработка программно-информационных систем (РИСб)<text:line-break/>Кафедра информационных технологий и автоматизированных систем (ИТАС)<text:line-break/></text:p>
      <text:p text:style-name="P11"><text:span text:style-name="T1">Зав. кафедрой: д-р экон. наук, проф.<text:line-break/>Файзрахманов Р.А.________________________<text:line-break/>«_________»_______________________ <text:s/>20</text:span><text:span text:style-name="T2">18</text:span><text:span text:style-name="T1"> г.</text:span></text:p>
      <text:p text:style-name="P6"><text:line-break/></text:p>
      <text:p text:style-name="P1"><text:span text:style-name="T5">ВЫПУСКНАЯ КВАЛИФИКАЦИОННАЯ РАБОТА<text:line-break/></text:span><text:span text:style-name="T1">на соискание академической степени бакалавра<text:line-break/><text:line-break/>на тему<text:line-break/></text:span><text:span text:style-name="T6">«</text:span><text:span text:style-name="T9">Разработка аппаратного и программного обеспечения системы управления исполнительными механизмами андроидного робота</text:span><text:span text:style-name="T6">»</text:span></text:p>
      <text:p text:style-name="P24"><text:line-break/><text:line-break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Студент: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28">Ларионов Александр Андреевич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6">(подпись, дата)</text:p>
          </table:table-cell>
          <table:table-cell table:style-name="Table1.C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Группа:</text:p>
          </table:table-cell>
          <table:table-cell table:style-name="Table1.A1" table:number-columns-spanned="2" office:value-type="string">
            <text:p text:style-name="P28">РИС-14-1б</text:p>
          </table:table-cell>
          <table:covered-table-cell/>
        </table:table-row>
      </table:table>
      <text:p text:style-name="P6"><text:line-break/>Состав ВКР:</text:p>
      <text:p text:style-name="P18">Пояснительная записка на ____ стр.<text:line-break/>Графический материал.<text:line-break/>Электронный носитель с материалами ВКР.</text:p>
      <text:p text:style-name="P7"/>
      <table:table table:name="Table2" table:style-name="Table2">
        <table:table-column table:style-name="Table2.A" table:number-columns-repeated="3"/>
        <table:table-row table:style-name="Table2.1">
          <table:table-cell table:style-name="Table2.A1" table:number-rows-spanned="2" office:value-type="string">
            <text:p text:style-name="P5">Руководитель ВКР: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27">уч. степень, должность Фамилия И.О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5">Консультант по предметной области: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27">уч. степень, должность Фамилия И.О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5">Прохождение предзащиты: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7">канд. техн. наук, доцент <text:line-break/>Мурзакаев Р.Т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5">Прохождение нормоконтроля: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7">ст. преподаватель Мехоношин А.С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Table2.1">
          <table:table-cell table:style-name="Table2.A1" office:value-type="string">
            <text:p text:style-name="P5">Прохождение проверки на объем заимствований: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7"><text:line-break/>ст. преподаватель Мехоношин А.С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6">(подпись, дата)</text:p>
          </table:table-cell>
          <table:table-cell table:style-name="Table2.C1" office:value-type="string">
            <text:p text:style-name="P6"/>
          </table:table-cell>
        </table:table-row>
      </table:table>
      <text:p text:style-name="P1"><text:span text:style-name="T1">Пермь — 20</text:span><text:span text:style-name="T3">18</text:span></text:p>
      <text:p text:style-name="P10"><text:span text:style-name="T1">Министерство образования и науки Российской Федерации</text:span><text:span text:style-name="T7"><text:line-break/></text:span><text:span text:style-name="T1">Федеральное государственное бюджетное образовательное <text:line-break/>учреждение высшего образования<text:line-break/>Пермский национальный исследовательский политехнический университет (ПНИПУ)<text:line-break/></text:span></text:p>
      <text:p text:style-name="P6">Факультет: Электротехнический (ЭТФ)<text:line-break/>Направление: 09.03.04 – Программная инженерия (ПИ)<text:line-break/>Профиль: Разработка программно-информационных систем (РИСб)<text:line-break/>Кафедра информационных технологий и автоматизированных систем (ИТАС)<text:line-break/></text:p>
      <text:p text:style-name="P11"><text:span text:style-name="T1">Зав. кафедрой: д-р экон. наук, проф.<text:line-break/>Файзрахманов Р.А.________________________<text:line-break/>«_________»_______________________ <text:s/>20</text:span><text:span text:style-name="T4">18</text:span><text:span text:style-name="T1"> г.</text:span></text:p>
      <text:p text:style-name="P5"><text:line-break/></text:p>
      <text:p text:style-name="P1"><text:span text:style-name="T5">ЗАДАНИЕ<text:line-break/></text:span><text:span text:style-name="T1">на выполнение выпускной квалификационной работы бакалавра</text:span></text:p>
      <text:p text:style-name="P2"><text:span text:style-name="T1">Фамилия, имя, отчество: </text:span><text:span text:style-name="T11">Ларионов Александр Андреевич<text:line-break/>Группа: РИС-14-1б</text:span><text:span text:style-name="T1"><text:line-break/>Начало выполнения работы: </text:span><text:span text:style-name="T7">начало семестра в соответствии с учебным планом<text:line-break/></text:span><text:span text:style-name="T1">Контрольные сроки просмотра работы кафедрой:<text:line-break/></text:span><text:span text:style-name="T7">1) 10.04.18, 2) 24.04.18, 3) 15.05.18<text:line-break/></text:span><text:span text:style-name="T1">Защита работы на заседании ГЭК: _________________</text:span></text:p>
      <text:p text:style-name="P3"><text:span text:style-name="T1">1. Наименование темы: «</text:span><text:span text:style-name="T10">Разработка аппаратного и программного обеспечения системы управления исполнительными механизмами андроидного робота</text:span><text:span text:style-name="T7">»</text:span></text:p>
      <text:p text:style-name="P4"><text:span text:style-name="T1">2. Исходные данные к работе: </text:span><text:span text:style-name="T7">исходными данными могут являться список требований от руководителя проекта/заказчика, описание идеологии требуемой системы, наименование договора, по которому производится работа и т.д.</text:span><text:span text:style-name="T1"><text:line-break/>3. Содержание пояснительной записки: <text:line-break/>а)<text:tab/>исследовательский раздел.<text:line-break/></text:span><text:span text:style-name="T7">одним предложением формулируется содержание исследовательского раздела</text:span><text:span text:style-name="T1"><text:line-break/>б)<text:tab/>конструкторский раздел:<text:line-break/></text:span><text:span text:style-name="T7">одним предложением формулируется содержание конструкторского раздела</text:span><text:span text:style-name="T1"><text:line-break/>в)<text:tab/>технологический раздел:<text:line-break/></text:span><text:span text:style-name="T7">одним предложением формулируется содержание технологического раздела<text:line-break/>г) экономический раздел:<text:line-break/>д) раздел информационной безопасности</text:span><text:span text:style-name="T1"><text:line-break/>4. Дополнительные указания: <text:s text:c="2"/><text:line-break/></text:span><text:span text:style-name="T7">дополнительные указания могут включать некоторые ранее существовавшие наработки, которые использует автор ВКР</text:span><text:span text:style-name="T1"><text:line-break/>5. Основная литература:<text:line-break/></text:span><text:span text:style-name="T7">указывается 4-5 основных источника и списка литературы, имеющих непосредственное отношение к предметной области работы</text:span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table:number-rows-spanned="2" office:value-type="string">
            <text:p text:style-name="P5">Руководитель ВКР:</text:p>
          </table:table-cell>
          <table:table-cell table:style-name="Table3.A1" office:value-type="string">
            <text:p text:style-name="P9"/>
          </table:table-cell>
          <table:table-cell table:style-name="Table3.C1" office:value-type="string">
            <text:p text:style-name="P27">уч. степень, должность Фамилия И.О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3.1">
          <table:table-cell table:style-name="Table3.A1" table:number-rows-spanned="2" office:value-type="string">
            <text:p text:style-name="P5">Консультант по <text:soft-page-break/>предметной области:</text:p>
          </table:table-cell>
          <table:table-cell table:style-name="Table3.A1" office:value-type="string">
            <text:p text:style-name="P9"/>
          </table:table-cell>
          <table:table-cell table:style-name="Table3.C1" office:value-type="string">
            <text:p text:style-name="P27">уч. степень, должность <text:soft-page-break/>Фамилия И.О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3.1">
          <table:table-cell table:style-name="Table3.A1" table:number-rows-spanned="2" office:value-type="string">
            <text:p text:style-name="P5">Задание получил:</text:p>
          </table:table-cell>
          <table:table-cell table:style-name="Table3.A1" office:value-type="string">
            <text:p text:style-name="P9"/>
          </table:table-cell>
          <table:table-cell table:style-name="Table3.C1" office:value-type="string">
            <text:p text:style-name="P27">полные ФИО студента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1">КАЛЕНДАРНЫЙ ГРАФИК ВЫПОЛНЕНИЯ</text:p>
      <text:p text:style-name="P20">ВЫПУСКНОЙ КВАЛИФИКАЦИОННОЙ РАБОТЫ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Наименование этапа</text:p>
          </table:table-cell>
          <table:table-cell table:style-name="Table4.A1" office:value-type="string">
            <text:p text:style-name="P8">Объем (в%)</text:p>
          </table:table-cell>
          <table:table-cell table:style-name="Table4.A1" office:value-type="string">
            <text:p text:style-name="P8">Начало</text:p>
          </table:table-cell>
          <table:table-cell table:style-name="Table4.D1" office:value-type="string">
            <text:p text:style-name="P8">Конец</text:p>
          </table:table-cell>
        </table:table-row>
        <table:table-row table:style-name="Table4.1">
          <table:table-cell table:style-name="Table4.A1" office:value-type="string">
            <text:p text:style-name="P22">Сбор и анализ исходных данных, постановка задачи</text:p>
          </table:table-cell>
          <table:table-cell table:style-name="Table4.A1" office:value-type="string">
            <text:p text:style-name="P8">15</text:p>
          </table:table-cell>
          <table:table-cell table:style-name="Table4.A1" office:value-type="string">
            <text:p text:style-name="P29">10.02.18</text:p>
          </table:table-cell>
          <table:table-cell table:style-name="Table4.D1" office:value-type="string">
            <text:p text:style-name="P36">28.02.18</text:p>
          </table:table-cell>
        </table:table-row>
        <table:table-row table:style-name="Table4.1">
          <table:table-cell table:style-name="Table4.A1" office:value-type="string">
            <text:p text:style-name="P22">Изучение теоретического материала по предметной области; анализ и выбор методов и средств решения задачи</text:p>
          </table:table-cell>
          <table:table-cell table:style-name="Table4.A1" office:value-type="string">
            <text:p text:style-name="P8">20</text:p>
          </table:table-cell>
          <table:table-cell table:style-name="Table4.A1" office:value-type="string">
            <text:p text:style-name="P29">01.03.18</text:p>
          </table:table-cell>
          <table:table-cell table:style-name="Table4.D1" office:value-type="string">
            <text:p text:style-name="P36">21.03.18</text:p>
          </table:table-cell>
        </table:table-row>
        <table:table-row table:style-name="Table4.1">
          <table:table-cell table:style-name="Table4.A1" office:value-type="string">
            <text:p text:style-name="P22">Разработка теоретической части, методики решения; Выбор и разработка средств решения задачи</text:p>
          </table:table-cell>
          <table:table-cell table:style-name="Table4.A1" office:value-type="string">
            <text:p text:style-name="P8">20</text:p>
          </table:table-cell>
          <table:table-cell table:style-name="Table4.A1" office:value-type="string">
            <text:p text:style-name="P29">22.03.18</text:p>
          </table:table-cell>
          <table:table-cell table:style-name="Table4.D1" office:value-type="string">
            <text:p text:style-name="P36">13.04.18</text:p>
          </table:table-cell>
        </table:table-row>
        <table:table-row table:style-name="Table4.1">
          <table:table-cell table:style-name="Table4.A1" office:value-type="string">
            <text:p text:style-name="P22">Тестирование разработки, постановка экспериментов, формулировка выводов</text:p>
          </table:table-cell>
          <table:table-cell table:style-name="Table4.A1" office:value-type="string">
            <text:p text:style-name="P8">20</text:p>
          </table:table-cell>
          <table:table-cell table:style-name="Table4.A1" office:value-type="string">
            <text:p text:style-name="P29">14.04.18</text:p>
          </table:table-cell>
          <table:table-cell table:style-name="Table4.D1" office:value-type="string">
            <text:p text:style-name="P36">04.05.18</text:p>
          </table:table-cell>
        </table:table-row>
        <table:table-row table:style-name="Table4.1">
          <table:table-cell table:style-name="Table4.A1" office:value-type="string">
            <text:p text:style-name="P22">Оформление пояснительной записки</text:p>
          </table:table-cell>
          <table:table-cell table:style-name="Table4.A1" office:value-type="string">
            <text:p text:style-name="P8">25</text:p>
          </table:table-cell>
          <table:table-cell table:style-name="Table4.A1" office:value-type="string">
            <text:p text:style-name="P29">05.05.18</text:p>
          </table:table-cell>
          <table:table-cell table:style-name="Table4.D1" office:value-type="string">
            <text:p text:style-name="P36">29.05.18</text:p>
          </table:table-cell>
        </table:table-row>
        <table:table-row table:style-name="Table4.1">
          <table:table-cell table:style-name="Table4.A1" office:value-type="string">
            <text:p text:style-name="P22">Представление работы на проверку и отзыв руководителя квалификационной работы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29">30.05.18</text:p>
          </table:table-cell>
          <table:table-cell table:style-name="Table4.D1" office:value-type="string">
            <text:p text:style-name="P36">03.06.18</text:p>
          </table:table-cell>
        </table:table-row>
        <table:table-row table:style-name="Table4.1">
          <table:table-cell table:style-name="Table4.A1" office:value-type="string">
            <text:p text:style-name="P22">Предварительная защита работы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/>
          </table:table-cell>
          <table:table-cell table:style-name="Table4.D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2">Прохождение нормоконтроля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/>
          </table:table-cell>
          <table:table-cell table:style-name="Table4.D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2">Представление работы<text:line-break/>на кафедру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/>
          </table:table-cell>
          <table:table-cell table:style-name="Table4.D1" office:value-type="string">
            <text:p text:style-name="P8"/>
          </table:table-cell>
        </table:table-row>
        <text:soft-page-break/>
        <table:table-row table:style-name="Table4.1">
          <table:table-cell table:style-name="Table4.A1" office:value-type="string">
            <text:p text:style-name="P23">Защита на заседании ГЭК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/>
          </table:table-cell>
          <table:table-cell table:style-name="Table4.D1" office:value-type="string">
            <text:p text:style-name="P8"/>
          </table:table-cell>
        </table:table-row>
      </table:table>
      <text:p text:style-name="P6"/>
      <table:table table:name="Table5" table:style-name="Table5">
        <table:table-column table:style-name="Table5.A" table:number-columns-repeated="3"/>
        <table:table-row table:style-name="Table5.1">
          <table:table-cell table:style-name="Table5.A1" table:number-rows-spanned="2" office:value-type="string">
            <text:p text:style-name="P5">Руководитель ВКР:</text:p>
          </table:table-cell>
          <table:table-cell table:style-name="Table5.A1" office:value-type="string">
            <text:p text:style-name="P9"/>
          </table:table-cell>
          <table:table-cell table:style-name="Table5.C1" office:value-type="string">
            <text:p text:style-name="P27">уч. степень, должность Фамилия И.О.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5.1">
          <table:table-cell table:style-name="Table5.A1" table:number-rows-spanned="2" office:value-type="string">
            <text:p text:style-name="P5">Задание получил:</text:p>
          </table:table-cell>
          <table:table-cell table:style-name="Table5.A1" office:value-type="string">
            <text:p text:style-name="P9"/>
          </table:table-cell>
          <table:table-cell table:style-name="Table5.C1" office:value-type="string">
            <text:p text:style-name="P30">Ларионов Александр Андреевич</text:p>
          </table:table-cell>
        </table:table-row>
        <table:table-row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2">ВНИМАНИЕ!</text:p>
      <text:p text:style-name="P33">Титульные листы рекомендуется оформлять в отдельном документке, чтобы не нарушать разметку элементов страницы.<text:line-break/>Места, куда вписываются фамилии оформлены, как таблицы со скрытыми границами, учтите это!</text:p>
      <text:p text:style-name="P25"><text:line-break/>Направления и профили:<text:line-break/></text:p>
      <text:p text:style-name="P5">Направление: 09.03.01 – Информатика и вычислительная техника (ИВТ)<text:line-break/>Профиль: Автоматизированные системы обработки информации и управления (АСУб)<text:line-break/><text:line-break/>Направление: 09.03.01 <text:s/>– Информатика и вычислительная техника (ИВТ)<text:line-break/>Профиль: Вычислительные машины, комплексы, системы и сети (ЭВТб)<text:line-break/><text:line-break/>Направление: 09.03.04 – Программная инженерия (ПИ)<text:line-break/>Профиль: Разработка программно-информационных систем (РИСб)</text:p>
      <text:p text:style-name="P6"><text:line-break/>Руководитель ВКР – руководитель ВКР от ПНИПУ, в соответствии с приказом<text:line-break/><text:line-break/>Консультант по предметной области – руководитель от предприятия<text:line-break/><text:line-break/>Нормоконтролер – проверяющий ВКР на соответствие содержания и оформления требованиям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/>PAGE <text:s text:c="2"/>\* MERGEFORMAT 4</text:p>
      <text:p text:style-name="P13"/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en" fo:country="US" style:letter-kerning="tru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dc:date>2018-05-10T22:13:39.860429000</dc:date>
    <meta:editing-duration>PT3M59S</meta:editing-duration>
    <meta:editing-cycles>3</meta:editing-cycles>
    <meta:document-statistic meta:table-count="5" meta:image-count="0" meta:object-count="0" meta:page-count="7" meta:paragraph-count="88" meta:word-count="567" meta:character-count="5075" meta:non-whitespace-character-count="4551"/>
  </office:meta>
</office:document-meta>
</file>